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4cm" svg:x="0.253cm" svg:y="2.747cm">
          <text:p text:style-name="P1"><text:span text:style-name="T1">Register memory</text:span></text:p>
          <text:p text:style-name="P1">0000h-1FFF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5cm" svg:height="4cm" svg:x="0.253cm" svg:y="6.747cm">
          <text:p text:style-name="P1"><text:span text:style-name="T1">Message memory</text:span></text:p>
          <text:p text:style-name="P1">2000h-3FFF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cm" svg:height="2.5cm" svg:x="10.253cm" svg:y="0.247cm">
          <text:p text:style-name="P1"><text:span text:style-name="T1">Control registers</text:span></text:p>
          <text:p text:style-name="P1">0000h-003F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cm" svg:height="2.5cm" svg:x="10.253cm" svg:y="2.747cm">
          <text:p text:style-name="P1"><text:span text:style-name="T1">Mirroring of</text:span></text:p>
          <text:p text:style-name="P1"><text:span text:style-name="T1">control registers</text:span></text:p>
          <text:p text:style-name="P1">0040h-007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7cm" svg:height="2.5cm" svg:x="10.253cm" svg:y="5.247cm">
          <text:p text:style-name="P1"><text:span text:style-name="T2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cm" svg:height="2.5cm" svg:x="10.253cm" svg:y="7.747cm">
          <text:p text:style-name="P1"><text:span text:style-name="T1">Mirroring of</text:span></text:p>
          <text:p text:style-name="P1"><text:span text:style-name="T1">control registers</text:span></text:p>
          <text:p text:style-name="P1">1FС0h-1FFFh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7.753cm" svg:y1="2.747cm" svg:x2="10.253cm" svg:y2="0.247cm">
          <text:p/>
        </draw:line>
        <draw:line draw:style-name="gr3" draw:text-style-name="P1" draw:layer="layout" svg:x1="7.753cm" svg:y1="6.747cm" svg:x2="10.253cm" svg:y2="10.2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8M33S</meta:editing-duration>
    <meta:editing-cycles>7</meta:editing-cycles>
    <meta:generator>OpenOffice/4.1.1$Win32 OpenOffice.org_project/411m6$Build-9775</meta:generator>
    <dc:date>2015-05-26T11:56:28.10</dc:date>
    <meta:document-statistic meta:object-count="8"/>
  </office:meta>
</office:document-meta>
</file>